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960000007084BF3FE7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width="0.423cm" draw:marker-start-width="0.835cm" draw:marker-end-width="0.835cm" draw:fill="none" draw:textarea-vertical-align="middle" fo:padding-top="0.337cm" fo:padding-bottom="0.337cm" fo:padding-left="0.462cm" fo:padding-right="0.462cm"/>
    </style:style>
    <style:style style:name="gr4" style:family="graphic" style:parent-style-name="standard">
      <style:graphic-properties svg:stroke-width="0.106cm" svg:stroke-color="#000000" draw:marker-start-width="0.359cm" draw:marker-end-width="0.359cm" draw:fill="solid" draw:fill-color="#ff3333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423cm" draw:marker-start-width="0.835cm" draw:marker-end="Arrow" draw:marker-end-width="0.835cm" draw:fill="none" draw:textarea-vertical-align="middle" fo:padding-top="0.337cm" fo:padding-bottom="0.337cm" fo:padding-left="0.462cm" fo:padding-right="0.462cm"/>
    </style:style>
    <style:style style:name="gr6" style:family="graphic" style:parent-style-name="objectwithoutfill">
      <style:graphic-properties svg:stroke-width="0.212cm" svg:stroke-color="#ff3333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svg:stroke-width="0.212cm" svg:stroke-color="#ff3333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8" style:family="graphic" style:parent-style-name="standard">
      <style:graphic-properties svg:stroke-width="0.2cm" svg:stroke-color="#000000" draw:marker-start-width="0.5cm" draw:marker-end-width="0.5cm" draw:fill="solid" draw:fill-color="#ff3333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3.507cm" svg:height="47.63cm" svg:x="18.744cm" svg:y="1.434cm">
          <draw:image xlink:href="Pictures/1000000000000960000007084BF3FE7B.png" xlink:type="simple" xlink:show="embed" xlink:actuate="onLoad">
            <text:p/>
          </draw:image>
        </draw:frame>
        <draw:custom-shape draw:style-name="gr2" draw:text-style-name="P1" draw:layer="layout" svg:width="7.245cm" svg:height="3.867cm" svg:x="44.532cm" svg:y="23.7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" draw:text-style-name="P1" draw:layer="layout" svg:x1="62.163cm" svg:y1="26.013cm" svg:x2="61.968cm" svg:y2="27.043cm">
          <text:p/>
        </draw:line>
        <draw:circle draw:style-name="gr4" draw:text-style-name="P1" draw:layer="layout" svg:width="0.5cm" svg:height="0.5cm" svg:x="61.94cm" svg:y="25.734cm">
          <text:p/>
        </draw:circle>
        <draw:line draw:style-name="gr5" draw:text-style-name="P1" draw:layer="layout" svg:x1="60.937cm" svg:y1="32.586cm" svg:x2="60.436cm" svg:y2="35.398cm">
          <text:p/>
        </draw:line>
        <draw:line draw:style-name="gr6" draw:text-style-name="P1" draw:layer="layout" svg:x1="60.931cm" svg:y1="32.533cm" svg:x2="60.492cm" svg:y2="35.064cm">
          <text:p/>
        </draw:line>
        <draw:line draw:style-name="gr7" draw:text-style-name="P1" draw:layer="layout" svg:x1="62.164cm" svg:y1="26.013cm" svg:x2="61.969cm" svg:y2="27.043cm">
          <text:p/>
        </draw:line>
        <draw:rect draw:style-name="gr8" draw:text-style-name="P1" draw:layer="layout" svg:width="0.758cm" svg:height="3.498cm" draw:transform="skewX (0.0466002910282398) rotate (-0.124616508593558) translate (61.408cm 27.342cm)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Small_20_Arrow" draw:display-name="Small Arrow" svg:viewBox="0 0 1321 3493" svg:d="M1321 3493h-1321l661-349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0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immo Korhonen</meta:initial-creator>
    <meta:creation-date>2020-04-16T16:33:39.91</meta:creation-date>
    <dc:date>2020-04-21T23:01:06.74</dc:date>
    <dc:creator>Kimmo Korhonen</dc:creator>
    <meta:editing-duration>PT54M37S</meta:editing-duration>
    <meta:editing-cycles>6</meta:editing-cycles>
    <meta:generator>OpenOffice/4.1.7$Win32 OpenOffice.org_project/417m1$Build-9800</meta:generator>
    <meta:document-statistic meta:object-count="8"/>
  </office:meta>
</office:document-meta>
</file>